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"First off, let me introduce you to a reーally
important little guy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"Ta-da—! Red Mailbox-chan—!"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Fidget... rustle...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/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/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/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/>
          <table:table-cell table:style-name="ce0" office:value-type="string">
            <text:p>General Store Clerk
"Eeeehh?! You're already acquainted with
Red Mailbox-chan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/>
          <table:table-cell table:style-name="ce0" office:value-type="string">
            <text:p>General Store Clerk
"Aaahh, I've been outdone. How embarrassing!"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/>
          <table:table-cell table:style-name="ce0" office:value-type="string">
            <text:p>General Store Clerk
"Eh? Postal service...?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/>
          <table:table-cell table:style-name="ce0" office:value-type="string">
            <text:p>General Store Clerk
"How about that! You really don't know Red
Mailbox-chan after all!"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/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/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/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/>
          <table:table-cell table:style-name="ce0" office:value-type="string">
            <text:p>General Store Clerk
"Actually, I don't know what this 'mail' you
speak of even is, but..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/>
          <table:table-cell table:style-name="ce0" office:value-type="string">
            <text:p>General Store Clerk
"When you speak of Red Mailbox-chan, 'Save' is the first
word that comes to mind—!"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"Save"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/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/>
          <table:table-cell table:style-name="ce0" office:value-type="string">
            <text:p>General Store Clerk
"Hmmm, I wonder—? To be honest, I don't
really know either—."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/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"No way, no way—! I've got lots more where
that came from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"So, this way next, you two—!"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... (rustle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"Next up are these lovely ladies, the two
Travelling Merchant-chans—!"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/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"Ding diiing! Correct—!"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/>
          <table:table-cell table:style-name="ce0" office:value-type="string">
            <text:p>(I-if I relax for even a moment... it'll come ou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/>
          <table:table-cell table:style-name="ce0" office:value-type="string">
            <text:p>(Fidget, fidget.... squirm, squirm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/>
          <table:table-cell table:style-name="ce0" office:value-type="string">
            <text:p>General Store Clerk
"Here's some useful advice for you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/>
          <table:table-cell table:style-name="ce0" office:value-type="string">
            <text:p>General Store Clerk
"Actually, these girls sell completely different
things from each other:"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/>
          <table:table-cell table:style-name="ce0" office:value-type="string">
            <text:p>General Store Clerk
"You can buy refreshing drinks from the one in
the blue h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"And from the one in the red hat, you can
purchase all sorts of convenient tools—!"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/>
          <table:table-cell table:style-name="ce0" office:value-type="string">
            <text:p>(Wriggle, rub... fidget, fidget, fidget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/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/>
          <table:table-cell table:style-name="ce0" office:value-type="string">
            <text:p>General Store Clerk
"Excuse me—, is your friend feeling okay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/>
          <table:table-cell table:style-name="ce0" office:value-type="string">
            <text:p>General Store Clerk
"She's looking a little rough...?"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/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/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... that's right! I was totally bitten in the leg
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/>
          <table:table-cell table:style-name="ce0" office:value-type="string">
            <text:p>Aah～... it's so itchy!! (Fidget, fidget...)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/>
          <table:table-cell table:style-name="ce0" office:value-type="string">
            <text:p>General Store Clerk
"Aaaah—! I'm so sorry———!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/>
          <table:table-cell table:style-name="ce0" office:value-type="string">
            <text:p>General Store Clerk
"I'm afraid I used it all up yesterday—☆"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/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/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/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/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/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/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/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/>
          <table:table-cell table:style-name="ce0" office:value-type="string">
            <text:p>General Store Clerk
"Now then, please take a look over here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/>
          <table:table-cell table:style-name="ce0" office:value-type="string">
            <text:p>General Store Clerk
"Ta-da! This is called 'Fresh Water'!"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/>
          <table:table-cell table:style-name="ce0" office:value-type="string">
            <text:p>(I gotta go, but... hold it in...! I have 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is spring of much use to a travel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/>
          <table:table-cell table:style-name="ce0" office:value-type="string">
            <text:p>General Store Clerk
"But of cour—s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/>
          <table:table-cell table:style-name="ce0" office:value-type="string">
            <text:p>General Store Clerk
"This fresh water isn't just any old fresh
water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"Why, you ask? Because you can drink it!"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"Oh dear—, the gentleman is full of doubts,
isn't he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/>
          <table:table-cell table:style-name="ce0" office:value-type="string">
            <text:p>General Store Clerk
"When travelling, drinking water is absolutely
crucial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/>
          <table:table-cell table:style-name="ce0" office:value-type="string">
            <text:p>General Store Clerk
"You can take as much of that precious
Water-chan as you want, no limits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/>
          <table:table-cell table:style-name="ce0" office:value-type="string">
            <text:p>General Store Clerk
"And this is water supply is exactly the place
to do it—!"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Hauu...! All this talk of w-water... 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"Please, imagin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"The clear, all-natural fresh water moistening
and cooling down your parched, burning
thro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"Whenever you find a supply like this, simply
gulp down as much as you can! No holding
back—!"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G... gulp down...?! Hauuuuuuu!!)
(Shiver)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/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"Ah! By the way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/>
          <table:table-cell table:style-name="ce0" office:value-type="string">
            <text:p>General Store Clerk
"We store clerks and merchants sell carefully
hand-picked natural water of an extra-high
purity,"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"that we call "Tasty Water". Please be sure
to give it a t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/>
          <table:table-cell table:style-name="ce0" office:value-type="string">
            <text:p>General Store Clerk
"This lovely Water-chan will fill your entire
body with delicious, high-grade fluid!"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/>
          <table:table-cell table:style-name="ce0" office:value-type="string">
            <text:p>(Shiver! Squirm! Fidget!)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/>
          <table:table-cell table:style-name="ce0" office:value-type="string">
            <text:p>(Drip! Rub! Squeeze!)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your thighs must be really itchy. Will
you be alright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/>
          <table:table-cell table:style-name="ce0" office:value-type="string">
            <text:p>General Store Clerk
"I know! As an emergency treatment, let's cool
it down with some water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/>
          <table:table-cell table:style-name="ce0" office:value-type="string">
            <text:p>General Store Clerk
"Wooh!"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</text:p>
          </table:table-cell>
          <table:table-cell table:style-name="ce0" office:value-type="string">
            <text:p>Splash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/>
          <table:table-cell table:style-name="ce0" office:value-type="string">
            <text:p>Drip... pssh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/>
          <table:table-cell table:style-name="ce0" office:value-type="string">
            <text:p>(Squeeeeeeze!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/>
          <table:table-cell table:style-name="ce0" office:value-type="string">
            <text:p>General Store Clerk
"Hm... hoh? Did you need to pee after all?"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/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/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/>
          <table:table-cell table:style-name="ce0" office:value-type="string">
            <text:p>General Store Clerk
"There's a toilet in my store, so please hur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/>
          <table:table-cell table:style-name="ce0" office:value-type="string">
            <text:p>General Store Clerk
"You'll have an accident if you're not quick—!"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